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79cm" fo:margin-left="-0.203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D" style:family="table-column">
      <style:table-column-properties style:column-width="4.0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5" style:family="table">
      <style:table-properties style:width="16.916cm" fo:margin-left="-0.206cm" table:align="left" style:writing-mode="lr-tb"/>
    </style:style>
    <style:style style:name="Tabela15.A" style:family="table-column">
      <style:table-column-properties style:column-width="1.976cm"/>
    </style:style>
    <style:style style:name="Tabela15.B" style:family="table-column">
      <style:table-column-properties style:column-width="5.704cm"/>
    </style:style>
    <style:style style:name="Tabela15.C" style:family="table-column">
      <style:table-column-properties style:column-width="1.655cm"/>
    </style:style>
    <style:style style:name="Tabela15.D" style:family="table-column">
      <style:table-column-properties style:column-width="1.727cm"/>
    </style:style>
    <style:style style:name="Tabela15.E" style:family="table-column">
      <style:table-column-properties style:column-width="5.854cm"/>
    </style:style>
    <style:style style:name="Tabela15.1" style:family="table-row">
      <style:table-row-properties style:min-row-height="0.651cm" style:keep-together="false" fo:keep-together="always"/>
    </style:style>
    <style:style style:name="Tabela15.A1" style:family="table-cell">
      <style:table-cell-properties style:vertical-align="middle" fo:background-color="#6666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5.2" style:family="table-row">
      <style:table-row-properties style:min-row-height="0.746cm" style:keep-together="false" fo:keep-together="always"/>
    </style:style>
    <style:style style:name="Tabela15.A2" style:family="table-cell">
      <style:table-cell-properties style:vertical-align="middle" fo:background-color="#f3f3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5.E2" style:family="table-cell">
      <style:table-cell-properties style:vertical-align="middle" fo:background-color="#f3f3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5.3" style:family="table-row">
      <style:table-row-properties style:min-row-height="0.76cm" style:keep-together="false" fo:keep-together="always"/>
    </style:style>
    <style:style style:name="Tabela15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5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5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5.D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5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5.A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5.B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5.C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5.D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5.E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5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5.B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5.C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5.D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5.E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5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5.B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5.C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5.D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5.E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size="12pt" fo:language="pl" fo:country="PL" style:font-size-asian="12pt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paragraph-properties style:snap-to-layout-grid="false"/>
      <style:text-properties fo:language="pl" fo:country="PL"/>
    </style:style>
    <style:style style:name="P4" style:family="paragraph" style:parent-style-name="Standard">
      <style:paragraph-properties fo:text-align="center" style:justify-single-word="false" style:snap-to-layout-grid="false"/>
      <style:text-properties fo:language="pl" fo:country="PL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762cm"/>
        </style:tab-stops>
      </style:paragraph-properties>
      <style:text-properties fo:language="pl" fo:country="PL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text-align="end" style:justify-single-word="false" style:snap-to-layout-grid="false"/>
    </style:style>
    <style:style style:name="P8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fo:language="pl" fo:country="PL" style:font-size-asian="12pt"/>
    </style:style>
    <style:style style:name="P9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language="pl" fo:country="PL" fo:font-weight="bold" style:font-size-asian="18pt" style:font-weight-asian="bold" style:font-name-complex="Arial"/>
    </style:style>
    <style:style style:name="P10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fo:language="pl" fo:country="PL" style:font-size-asian="12pt"/>
    </style:style>
    <style:style style:name="P11" style:family="paragraph" style:parent-style-name="Header">
      <style:text-properties fo:language="pl" fo:country="PL"/>
    </style:style>
    <style:style style:name="P12" style:family="paragraph" style:parent-style-name="Header">
      <style:paragraph-properties fo:text-align="end" style:justify-single-word="false"/>
      <style:text-properties fo:language="pl" fo:country="PL"/>
    </style:style>
    <style:style style:name="P13" style:family="paragraph" style:parent-style-name="Footer">
      <style:text-properties fo:language="pl" fo:country="PL"/>
    </style:style>
    <style:style style:name="P14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language="pl" fo:country="PL"/>
    </style:style>
    <style:style style:name="P15" style:family="paragraph" style:parent-style-name="Standard">
      <style:paragraph-properties fo:margin-left="0cm" fo:margin-right="0.635cm" fo:text-indent="0cm" style:auto-text-indent="false" style:snap-to-layout-grid="false"/>
      <style:text-properties fo:language="pl" fo:country="PL"/>
    </style:style>
    <style:style style:name="P16" style:family="paragraph" style:parent-style-name="Header">
      <style:paragraph-properties fo:text-align="justify" style:justify-single-word="false" fo:break-before="page">
        <style:tab-stops>
          <style:tab-stop style:position="0.762cm"/>
          <style:tab-stop style:position="16.51cm" style:type="right"/>
        </style:tab-stops>
      </style:paragraph-properties>
      <style:text-properties fo:language="pl" fo:country="PL"/>
    </style:style>
    <style:style style:name="P17" style:family="paragraph" style:parent-style-name="Tabletext">
      <style:paragraph-properties fo:text-align="center" style:justify-single-word="false" style:snap-to-layout-grid="false"/>
      <style:text-properties fo:language="pl" fo:country="PL" fo:font-weight="bold" style:font-weight-asian="bold"/>
    </style:style>
    <style:style style:name="P18" style:family="paragraph" style:parent-style-name="Tabletext">
      <style:paragraph-properties style:snap-to-layout-grid="false"/>
      <style:text-properties fo:language="pl" fo:country="PL"/>
    </style:style>
    <style:style style:name="P19" style:family="paragraph" style:parent-style-name="InfoBlue">
      <style:text-properties fo:language="pl" fo:country="PL"/>
    </style:style>
    <style:style style:name="P20" style:family="paragraph" style:parent-style-name="InfoBlue">
      <style:text-properties fo:font-size="14pt" fo:language="pl" fo:country="PL" style:font-size-asian="14pt"/>
    </style:style>
    <style:style style:name="P21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/>
    </style:style>
    <style:style style:name="P22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/>
      <style:text-properties style:font-name="Arial" fo:font-size="9pt" fo:language="pl" fo:country="PL" fo:font-weight="bold" style:font-size-asian="9pt" style:font-weight-asian="bold" style:font-name-complex="Arial" style:font-weight-complex="bold"/>
    </style:style>
    <style:style style:name="P23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9pt" fo:language="pl" fo:country="PL" style:font-size-asian="9pt" style:font-name-complex="Arial"/>
    </style:style>
    <style:style style:name="P24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/>
      <style:text-properties style:font-name="Arial" fo:font-size="9pt" fo:language="pl" fo:country="PL" style:font-size-asian="9pt" style:font-name-complex="Arial"/>
    </style:style>
    <style:style style:name="P25" style:family="paragraph" style:parent-style-name="Standard">
      <style:paragraph-properties fo:margin-left="1.27cm" fo:margin-right="0cm" fo:text-indent="0cm" style:auto-text-indent="false"/>
    </style:style>
    <style:style style:name="P26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27" style:family="paragraph" style:parent-style-name="Standard">
      <style:text-properties fo:language="pl" fo:country="PL"/>
    </style:style>
    <style:style style:name="P28" style:family="paragraph" style:parent-style-name="Standard" style:list-style-name="L1"/>
    <style:style style:name="P29" style:family="paragraph" style:parent-style-name="Standard">
      <style:paragraph-properties fo:margin-left="1.27cm" fo:margin-right="0cm" fo:text-indent="0cm" style:auto-text-indent="false"/>
    </style:style>
    <style:style style:name="P30" style:family="paragraph" style:parent-style-name="Heading_20_1">
      <style:paragraph-properties fo:text-align="justify" style:justify-single-word="false"/>
      <style:text-properties fo:language="pl" fo:country="PL"/>
    </style:style>
    <style:style style:name="P31" style:family="paragraph" style:parent-style-name="Heading_20_1">
      <style:paragraph-properties fo:margin-left="1.251cm" fo:margin-right="0cm" fo:text-align="justify" style:justify-single-word="false" fo:text-indent="-1.251cm" style:auto-text-indent="false"/>
      <style:text-properties fo:language="pl" fo:country="PL"/>
    </style:style>
    <style:style style:name="P32" style:family="paragraph" style:parent-style-name="Title" style:master-page-name="Standard">
      <style:paragraph-properties fo:text-align="end" style:justify-single-word="false" style:page-number="auto"/>
      <style:text-properties fo:language="pl" fo:country="PL" fo:font-style="normal" style:font-style-asian="normal" style:language-complex="ar" style:country-complex="SA" style:font-style-complex="normal"/>
    </style:style>
    <style:style style:name="P33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34" style:family="paragraph" style:parent-style-name="Heading_20_2">
      <style:paragraph-properties fo:text-align="justify" style:justify-single-word="false"/>
      <style:text-properties fo:language="pl" fo:country="PL"/>
    </style:style>
    <style:style style:name="P35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fo:language="pl" fo:country="PL"/>
    </style:style>
    <style:style style:name="P36" style:family="paragraph" style:parent-style-name="Header" style:master-page-name="Konwertuj_20_1">
      <style:paragraph-properties style:page-number="auto"/>
      <style:text-properties fo:language="pl" fo:country="PL"/>
    </style:style>
    <style:style style:name="P37" style:family="paragraph" style:parent-style-name="Header">
      <style:paragraph-properties fo:break-before="page"/>
      <style:text-properties fo:language="pl" fo:country="PL"/>
    </style:style>
    <style:style style:name="T1" style:family="text">
      <style:text-properties style:font-name="Symbol"/>
    </style:style>
    <style:style style:name="T2" style:family="text">
      <style:text-properties fo:language="pl" fo:country="PL"/>
    </style:style>
    <style:style style:name="T3" style:family="text">
      <style:text-properties fo:language="pl" fo:country="PL" fo:font-weight="bold" style:font-weight-asian="bold"/>
    </style:style>
    <style:style style:name="T4" style:family="text">
      <style:text-properties fo:language="pl" fo:country="PL" style:font-name-asian="Arial"/>
    </style:style>
    <style:style style:name="T5" style:family="text">
      <style:text-properties style:font-name-asian="Arial"/>
    </style:style>
    <style:style style:name="T6" style:family="text">
      <style:text-properties fo:font-size="14pt" style:font-size-asian="14pt"/>
    </style:style>
    <style:style style:name="T7" style:family="text">
      <style:text-properties fo:font-size="14pt" style:font-name-asian="Arial" style:font-size-asian="14pt"/>
    </style:style>
    <style:style style:name="T8" style:family="text">
      <style:text-properties style:font-name="Arial" fo:font-size="12pt" fo:language="pl" fo:country="PL" fo:font-weight="bold" style:font-size-asian="12pt" style:font-weight-asian="bold" style:font-name-complex="Arial" style:font-weight-complex="bold"/>
    </style:style>
    <style:style style:name="T9" style:family="text">
      <style:text-properties style:font-name="Arial" fo:font-size="12pt" fo:language="pl" fo:country="PL" fo:font-weight="bold" style:font-name-asian="Arial" style:font-size-asian="12pt" style:font-weight-asian="bold" style:font-name-complex="Arial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Rogalik</text:p>
      <text:p text:style-name="P12">Lista zagrożeń</text:p>
      <text:p text:style-name="P12"/>
      <text:p text:style-name="P12"><text:span text:style-name="T6">Wersja</text:span><text:span text:style-name="T7"> </text:span><text:span text:style-name="T6">1.0</text:span></text:p>
      <text:p text:style-name="P19"/>
      <text:p text:style-name="P20"/>
      <text:p text:style-name="P36">Historia<text:span text:style-name="T5"> </text:span>zmian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7">Data</text:p>
          </table:table-cell>
          <table:table-cell table:style-name="Tabela1.A1" office:value-type="string">
            <text:p text:style-name="P17">Wersja</text:p>
          </table:table-cell>
          <table:table-cell table:style-name="Tabela1.A1" office:value-type="string">
            <text:p text:style-name="P17">Opis</text:p>
          </table:table-cell>
          <table:table-cell table:style-name="Tabela1.D1" office:value-type="string">
            <text:p text:style-name="P17">Autor</text:p>
          </table:table-cell>
        </table:table-row>
        <table:table-row table:style-name="Tabela1.1">
          <table:table-cell table:style-name="Tabela1.A1" office:value-type="string">
            <text:p text:style-name="P18">27/10/2012</text:p>
          </table:table-cell>
          <table:table-cell table:style-name="Tabela1.A1" office:value-type="string">
            <text:p text:style-name="P18">1.0</text:p>
          </table:table-cell>
          <table:table-cell table:style-name="Tabela1.A1" office:value-type="string">
            <text:p text:style-name="P18">Podstawowa Lista zagrożeń</text:p>
          </table:table-cell>
          <table:table-cell table:style-name="Tabela1.D1" office:value-type="string">
            <text:p text:style-name="P18">Sylwester Tomaszewski</text:p>
          </table:table-cell>
        </table:table-row>
        <table:table-row table:style-name="Tabela1.1"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/>
          </table:table-cell>
          <table:table-cell table:style-name="Tabela1.D1" office:value-type="string">
            <text:p text:style-name="P18"/>
          </table:table-cell>
        </table:table-row>
        <table:table-row table:style-name="Tabela1.1"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/>
          </table:table-cell>
          <table:table-cell table:style-name="Tabela1.D1" office:value-type="string">
            <text:p text:style-name="P18"/>
          </table:table-cell>
        </table:table-row>
        <table:table-row table:style-name="Tabela1.1"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/>
          </table:table-cell>
          <table:table-cell table:style-name="Tabela1.D1" office:value-type="string">
            <text:p text:style-name="P18"/>
          </table:table-cell>
        </table:table-row>
      </table:table>
      <text:p text:style-name="P2"/>
      <text:p text:style-name="P37">Spis<text:span text:style-name="T5"> </text:span>treści</text:p>
      <text:table-of-content text:style-name="Sect1" text:protected="true" text:name="Spis treści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6">1.Wprowadzenie<text:tab/>4</text:p>
          <text:p text:style-name="P33">1.1Cel<text:tab/>4</text:p>
          <text:p text:style-name="P33">1.2Zakres<text:tab/>4</text:p>
          <text:p text:style-name="P33">1.3Pojęcia<text:tab/>4</text:p>
          <text:p text:style-name="P33">1.4Odniesienia<text:tab/>4</text:p>
          <text:p text:style-name="P33">1.5Streszczenie<text:tab/>4</text:p>
          <text:p text:style-name="P26">2.Zagrożenia<text:tab/>4</text:p>
        </text:index-body>
      </text:table-of-content>
      <text:p text:style-name="P2"/>
      <text:p text:style-name="P16">Lista<text:span text:style-name="T5"> </text:span>zagrożeń</text:p>
      <text:h text:style-name="P31" text:outline-level="1">Wprowadzenie</text:h>
      <text:h text:style-name="P35" text:outline-level="2">Cel</text:h>
      <text:p text:style-name="P25"><text:span text:style-name="T2">Dokument ten stworzony jest w celu informacyjnym na temat zagrożeń dotyczących </text:span><text:span text:style-name="T2">gry , określa on ( w porządku malejącym ) <text:s/>zagrożenia które mógłby doprowadzić do negatywnego wyniku . <text:s/>Jest punktem odniesienia dla działań w ramach projektu . <text:s/></text:span></text:p>
      <text:h text:style-name="P35" text:outline-level="2">Zakres</text:h>
      <text:p text:style-name="P25"><text:span text:style-name="T2">Lista zagrożeń jest tworzona na wczesnym etapie projektu , jest uaktualniana za każdym razem gdy </text:span><text:span text:style-name="T2">pojawiają się nowe zagrożenia . </text:span></text:p>
      <text:h text:style-name="P34" text:outline-level="2">Pojęcia</text:h>
      <text:p text:style-name="P25"><text:span text:style-name="T2">Wszystkie pojęcia są opisane w </text:span><text:span text:style-name="T3">Słowniku.</text:span></text:p>
      <text:h text:style-name="P34" text:outline-level="2">Odniesienia</text:h>
      <text:p text:style-name="P25"><text:span text:style-name="T2">Brak </text:span><text:span text:style-name="T2">odniesień</text:span></text:p>
      <text:h text:style-name="P34" text:outline-level="2">Streszczenie</text:h>
      <text:p text:style-name="P25">Zagrożenia<text:span text:style-name="T5"> </text:span>są<text:span text:style-name="T5"> </text:span><text:span text:style-name="T2">opisane</text:span><text:span text:style-name="T5"> </text:span>w<text:span text:style-name="T5"> </text:span>tabeli.</text:p>
      <text:h text:style-name="P30" text:outline-level="1">Zagrożenia</text:h>
      <text:p text:style-name="P25">Poniższa<text:span text:style-name="T5"> </text:span><text:span text:style-name="T2">lista</text:span><text:span text:style-name="T5"> </text:span>zagrożeń<text:span text:style-name="T5"> </text:span>wykorzystuje<text:span text:style-name="T5"> </text:span>te<text:span text:style-name="T5"> </text:span>pojęcia:</text:p>
      <text:p text:style-name="P25"><text:span text:style-name="T2">Znaczenie:</text:span><text:span text:style-name="T4"> <text:s/></text:span><text:span text:style-name="T2">1</text:span><text:span text:style-name="T4"> </text:span><text:span text:style-name="T2">najmniejsze</text:span><text:span text:style-name="T4"> </text:span><text:span text:style-name="T2">zagrożenie</text:span><text:span text:style-name="T4"> <text:s/></text:span><text:span text:style-name="T2">,</text:span><text:span text:style-name="T4"> </text:span><text:span text:style-name="T2">10</text:span><text:span text:style-name="T4"> </text:span><text:span text:style-name="T2">największe</text:span><text:span text:style-name="T4"> </text:span><text:span text:style-name="T2">zagrożenie</text:span><text:span text:style-name="T4"> </text:span><text:span text:style-name="T2">.</text:span></text:p>
      <text:p text:style-name="P25">Opis<text:span text:style-name="T5"> </text:span>:<text:span text:style-name="T5"> </text:span><text:span text:style-name="T2">Opis</text:span><text:span text:style-name="T5"> </text:span>danego<text:span text:style-name="T5"> </text:span>zagrożenia</text:p>
      <text:p text:style-name="P25">Wpływ:<text:span text:style-name="T5"> </text:span></text:p>
      <text:list xml:id="list42689263" text:style-name="L1">
        <text:list-item>
          <text:p text:style-name="P28"><text:span text:style-name="T2">K</text:span><text:span text:style-name="T4"> – </text:span><text:span text:style-name="T2">Krytyczny</text:span><text:span text:style-name="T4"> </text:span><text:span text:style-name="T2">(</text:span><text:span text:style-name="T4"> </text:span><text:span text:style-name="T2">Jest</text:span><text:span text:style-name="T4"> </text:span><text:span text:style-name="T2">krytyczny</text:span><text:span text:style-name="T4"> </text:span><text:span text:style-name="T2">dla</text:span><text:span text:style-name="T4"> </text:span><text:span text:style-name="T2">funkcjonowania</text:span><text:span text:style-name="T4"> </text:span><text:span text:style-name="T2">projektu</text:span><text:span text:style-name="T4"> </text:span><text:span text:style-name="T2">)</text:span></text:p>
        </text:list-item>
        <text:list-item>
          <text:p text:style-name="P28">W<text:span text:style-name="T5"> – </text:span><text:span text:style-name="T2">Wysoki</text:span><text:span text:style-name="T5"> </text:span>(Ma<text:span text:style-name="T5"> </text:span>Duzy<text:span text:style-name="T5"> </text:span>wpływ<text:span text:style-name="T5"> </text:span>na<text:span text:style-name="T5"> </text:span>podstawowe<text:span text:style-name="T5"> </text:span>funkcjonowanie<text:span text:style-name="T5"> </text:span>projektu)</text:p>
        </text:list-item>
        <text:list-item>
          <text:p text:style-name="P28">S<text:span text:style-name="T5"> – </text:span><text:span text:style-name="T2">Średni</text:span><text:span text:style-name="T5"> </text:span>(<text:span text:style-name="T5"> </text:span>Jego<text:span text:style-name="T5"> </text:span>wpływ<text:span text:style-name="T5"> </text:span>jest<text:span text:style-name="T5"> </text:span>dość<text:span text:style-name="T5"> </text:span>istotny<text:span text:style-name="T5"> </text:span>na<text:span text:style-name="T5"> </text:span>działanie<text:span text:style-name="T5"> </text:span>projektu<text:span text:style-name="T5"> </text:span>)<text:span text:style-name="T5"> </text:span></text:p>
        </text:list-item>
        <text:list-item>
          <text:p text:style-name="P28">N<text:span text:style-name="T5"> – </text:span>Niski<text:span text:style-name="T5"> </text:span>(<text:span text:style-name="T5"> </text:span>Bardzo<text:span text:style-name="T5"> </text:span>niski<text:span text:style-name="T5"> </text:span>wpływ<text:span text:style-name="T5"> </text:span>na<text:span text:style-name="T5"> </text:span>funkcjonalność<text:span text:style-name="T5"> </text:span>projektu<text:span text:style-name="T5"> </text:span>)</text:p>
        </text:list-item>
      </text:list>
      <text:p text:style-name="P25">Inicjator<text:span text:style-name="T5"> </text:span>:<text:span text:style-name="T5"> </text:span><text:span text:style-name="T2">Inicjator</text:span></text:p>
      <text:p text:style-name="P25"><text:span text:style-name="T2">Strategia</text:span><text:span text:style-name="T4"> </text:span><text:span text:style-name="T2">naprawy</text:span><text:span text:style-name="T4"> </text:span><text:span text:style-name="T2">:</text:span><text:span text:style-name="T4"> </text:span><text:span text:style-name="T2">Plan</text:span><text:span text:style-name="T4"> </text:span><text:span text:style-name="T2">naprawy</text:span><text:span text:style-name="T4"> </text:span><text:span text:style-name="T2">lub</text:span><text:span text:style-name="T4"> </text:span><text:span text:style-name="T2">zignorowania</text:span><text:span text:style-name="T4"> </text:span><text:span text:style-name="T2">zagrożenia.</text:span></text:p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row table:style-name="Tabela15.1">
          <table:table-cell table:style-name="Tabela15.A1" table:number-columns-spanned="5" office:value-type="string">
            <text:p text:style-name="P21"><text:span text:style-name="T8">&lt;</text:span><text:span text:style-name="T8">RSK-01&gt;</text:span><text:span text:style-name="T9"> </text:span><text:span text:style-name="T8">-</text:span><text:span text:style-name="T9"> </text:span><text:span text:style-name="T8">Kompatybilność</text:span><text:span text:style-name="T9"> </text:span><text:span text:style-name="T8">systemów</text:span><text:span text:style-name="T9"> 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5.2">
          <table:table-cell table:style-name="Tabela15.A2" office:value-type="string">
            <text:p text:style-name="P22">Znaczenie</text:p>
          </table:table-cell>
          <table:table-cell table:style-name="Tabela15.A2" office:value-type="string">
            <text:p text:style-name="P22">Opis</text:p>
          </table:table-cell>
          <table:table-cell table:style-name="Tabela15.A2" office:value-type="string">
            <text:p text:style-name="P22">Wpływ<text:span text:style-name="T5"> </text:span></text:p>
          </table:table-cell>
          <table:table-cell table:style-name="Tabela15.A2" office:value-type="string">
            <text:p text:style-name="P22">inicjator</text:p>
          </table:table-cell>
          <table:table-cell table:style-name="Tabela15.E2" office:value-type="string">
            <text:p text:style-name="P22">Strategia<text:span text:style-name="T5"> </text:span>zapobiegania/Strategia<text:span text:style-name="T5"> </text:span>naprawy</text:p>
          </table:table-cell>
        </table:table-row>
        <table:table-row table:style-name="Tabela15.3">
          <table:table-cell table:style-name="Tabela15.A3" office:value-type="string">
            <text:p text:style-name="P22">4</text:p>
          </table:table-cell>
          <table:table-cell table:style-name="Tabela15.B3" office:value-type="string">
            <text:p text:style-name="P24"/>
            <text:p text:style-name="P23"/>
            <text:p text:style-name="P23">Gra<text:span text:style-name="T5"> </text:span>działa<text:span text:style-name="T5"> </text:span>tylko<text:span text:style-name="T5"> </text:span>na<text:span text:style-name="T5"> </text:span>określonych<text:span text:style-name="T5"> </text:span>systemach<text:span text:style-name="T5"> </text:span>operacyjnych.</text:p>
            <text:p text:style-name="P23"/>
            <text:p text:style-name="P23"/>
            <text:p text:style-name="P23"/>
          </table:table-cell>
          <table:table-cell table:style-name="Tabela15.C3" office:value-type="string">
            <text:p text:style-name="P24">N</text:p>
          </table:table-cell>
          <table:table-cell table:style-name="Tabela15.D3" office:value-type="string">
            <text:p text:style-name="P24"/>
          </table:table-cell>
          <table:table-cell table:style-name="Tabela15.E3" office:value-type="string">
            <text:p text:style-name="P24"/>
          </table:table-cell>
        </table:table-row>
        <table:table-row table:style-name="Tabela15.1">
          <table:table-cell table:style-name="Tabela15.A1" table:number-columns-spanned="5" office:value-type="string">
            <text:p text:style-name="P21"><text:span text:style-name="T8">&lt;RSK-02&gt;</text:span><text:span text:style-name="T9"> </text:span><text:span text:style-name="T8">-Choroba</text:span><text:span text:style-name="T9"> </text:span><text:span text:style-name="T8">jednego</text:span><text:span text:style-name="T9"> </text:span><text:span text:style-name="T8">z</text:span><text:span text:style-name="T9"> </text:span><text:span text:style-name="T8">członków</text:span><text:span text:style-name="T9"> </text:span><text:span text:style-name="T8">zespołu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5.2">
          <table:table-cell table:style-name="Tabela15.A2" office:value-type="string">
            <text:p text:style-name="P22">Znaczenie</text:p>
          </table:table-cell>
          <table:table-cell table:style-name="Tabela15.A2" office:value-type="string">
            <text:p text:style-name="P22">Opis</text:p>
          </table:table-cell>
          <table:table-cell table:style-name="Tabela15.A2" office:value-type="string">
            <text:p text:style-name="P22">Wpływ<text:span text:style-name="T5"> </text:span></text:p>
          </table:table-cell>
          <table:table-cell table:style-name="Tabela15.A2" office:value-type="string">
            <text:p text:style-name="P22">inicjator</text:p>
          </table:table-cell>
          <table:table-cell table:style-name="Tabela15.E2" office:value-type="string">
            <text:p text:style-name="P22">Strategia<text:span text:style-name="T5"> </text:span>zapobiegania/Strategia<text:span text:style-name="T5"> </text:span>naprawy</text:p>
          </table:table-cell>
        </table:table-row>
        <table:table-row table:style-name="Tabela15.3">
          <table:table-cell table:style-name="Tabela15.A6" office:value-type="string">
            <text:p text:style-name="P22">5</text:p>
          </table:table-cell>
          <table:table-cell table:style-name="Tabela15.B6" office:value-type="string">
            <text:p text:style-name="P24">Choroba<text:span text:style-name="T5"> </text:span>jednego<text:span text:style-name="T5"> </text:span>z<text:span text:style-name="T5"> </text:span>członków<text:span text:style-name="T5"> </text:span>zespołu<text:span text:style-name="T5"> </text:span>.</text:p>
            <text:p text:style-name="P23"/>
            <text:p text:style-name="P23"/>
            <text:p text:style-name="P23"/>
            <text:p text:style-name="P23"/>
            <text:p text:style-name="P23"/>
          </table:table-cell>
          <table:table-cell table:style-name="Tabela15.C6" office:value-type="string">
            <text:p text:style-name="P24">W</text:p>
          </table:table-cell>
          <table:table-cell table:style-name="Tabela15.D6" office:value-type="string">
            <text:p text:style-name="P24"/>
          </table:table-cell>
          <table:table-cell table:style-name="Tabela15.E6" office:value-type="string">
            <text:p text:style-name="P24">Pozostali<text:span text:style-name="T5"> </text:span>członkowie<text:span text:style-name="T5"> </text:span>teamu<text:span text:style-name="T5"> </text:span>przejmują<text:span text:style-name="T5"> </text:span>cześć<text:span text:style-name="T5"> </text:span>pracy<text:span text:style-name="T5"> </text:span>chorej<text:span text:style-name="T5"> </text:span>osoby.</text:p>
          </table:table-cell>
        </table:table-row>
        <table:table-row table:style-name="Tabela15.1">
          <table:table-cell table:style-name="Tabela15.A1" table:number-columns-spanned="5" office:value-type="string">
            <text:p text:style-name="P21"><text:span text:style-name="T8">&lt;RSK-03&gt;</text:span><text:span text:style-name="T9"> </text:span><text:span text:style-name="T8">-Niepełny</text:span><text:span text:style-name="T9"> </text:span><text:span text:style-name="T8">zapis</text:span><text:span text:style-name="T9"> </text:span><text:span text:style-name="T8">gry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ela15.2">
          <table:table-cell table:style-name="Tabela15.A2" office:value-type="string">
            <text:p text:style-name="P22">Znaczenie</text:p>
          </table:table-cell>
          <table:table-cell table:style-name="Tabela15.A2" office:value-type="string">
            <text:p text:style-name="P22">Opis</text:p>
          </table:table-cell>
          <table:table-cell table:style-name="Tabela15.A2" office:value-type="string">
            <text:p text:style-name="P22">Wpływ<text:span text:style-name="T5"> </text:span></text:p>
          </table:table-cell>
          <table:table-cell table:style-name="Tabela15.A2" office:value-type="string">
            <text:p text:style-name="P22">inicjator</text:p>
          </table:table-cell>
          <table:table-cell table:style-name="Tabela15.E2" office:value-type="string">
            <text:p text:style-name="P22">Strategia<text:span text:style-name="T5"> </text:span>zapobiegania/Strategia<text:span text:style-name="T5"> </text:span>naprawy</text:p>
          </table:table-cell>
        </table:table-row>
        <table:table-row table:style-name="Tabela15.3">
          <table:table-cell table:style-name="Tabela15.A9" office:value-type="string">
            <text:p text:style-name="P22">2</text:p>
          </table:table-cell>
          <table:table-cell table:style-name="Tabela15.B9" office:value-type="string">
            <text:p text:style-name="P24">Gra<text:span text:style-name="T5"> </text:span>nie<text:span text:style-name="T5"> </text:span>została<text:span text:style-name="T5"> </text:span>w<text:span text:style-name="T5"> </text:span>pełni<text:span text:style-name="T5"> </text:span>zapisana<text:span text:style-name="T5"> </text:span>,<text:span text:style-name="T5"> </text:span>wynikiem<text:span text:style-name="T5"> </text:span>jest<text:span text:style-name="T5"> </text:span>nie<text:span text:style-name="T5"> </text:span>posiadanie<text:span text:style-name="T5"> </text:span>wszystkich<text:span text:style-name="T5"> </text:span>rzeczy(itemow)<text:span text:style-name="T5"> </text:span>.</text:p>
            <text:p text:style-name="P23"/>
            <text:p text:style-name="P23"/>
            <text:p text:style-name="P23"/>
            <text:p text:style-name="P23"/>
            <text:p text:style-name="P23"/>
          </table:table-cell>
          <table:table-cell table:style-name="Tabela15.C9" office:value-type="string">
            <text:p text:style-name="P24">N</text:p>
          </table:table-cell>
          <table:table-cell table:style-name="Tabela15.D9" office:value-type="string">
            <text:p text:style-name="P24"/>
          </table:table-cell>
          <table:table-cell table:style-name="Tabela15.E9" office:value-type="string">
            <text:p text:style-name="P24">.</text:p>
          </table:table-cell>
        </table:table-row>
        <table:table-row table:style-name="Tabela15.1">
          <table:table-cell table:style-name="Tabela15.A1" table:number-columns-spanned="5" office:value-type="string">
            <text:p text:style-name="P21"><text:span text:style-name="T8">&lt;RSK-04&gt;</text:span><text:span text:style-name="T9"> </text:span><text:span text:style-name="T8">-Niezrównoważona</text:span><text:span text:style-name="T9"> </text:span><text:span text:style-name="T8">rozgrywka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5.2">
          <table:table-cell table:style-name="Tabela15.A2" office:value-type="string">
            <text:p text:style-name="P22">Znaczenie</text:p>
          </table:table-cell>
          <table:table-cell table:style-name="Tabela15.A2" office:value-type="string">
            <text:p text:style-name="P22">Opis</text:p>
          </table:table-cell>
          <table:table-cell table:style-name="Tabela15.A2" office:value-type="string">
            <text:p text:style-name="P22">Wpływ<text:span text:style-name="T5"> </text:span></text:p>
          </table:table-cell>
          <table:table-cell table:style-name="Tabela15.A2" office:value-type="string">
            <text:p text:style-name="P22">inicjator</text:p>
          </table:table-cell>
          <table:table-cell table:style-name="Tabela15.E2" office:value-type="string">
            <text:p text:style-name="P22">Strategia<text:span text:style-name="T5"> </text:span>zapobiegania/Strategia<text:span text:style-name="T5"> </text:span>naprawy</text:p>
          </table:table-cell>
        </table:table-row>
        <table:table-row table:style-name="Tabela15.3">
          <table:table-cell table:style-name="Tabela15.A12" office:value-type="string">
            <text:p text:style-name="P22">6</text:p>
          </table:table-cell>
          <table:table-cell table:style-name="Tabela15.B12" office:value-type="string">
            <text:p text:style-name="P24">Gra<text:span text:style-name="T5"> </text:span>jest<text:span text:style-name="T5"> </text:span>za<text:span text:style-name="T5"> </text:span>prosta<text:span text:style-name="T5"> </text:span>lub<text:span text:style-name="T5"> </text:span>za<text:span text:style-name="T5"> </text:span>trudna<text:span text:style-name="T5"> </text:span>za<text:span text:style-name="T5"> </text:span>szybko<text:span text:style-name="T5"> </text:span>się<text:span text:style-name="T5"> </text:span>nudzi<text:span text:style-name="T5"> </text:span>lub<text:span text:style-name="T5"> </text:span>jest<text:span text:style-name="T5"> </text:span>zbyt<text:span text:style-name="T5"> </text:span>frustrująca<text:span text:style-name="T5"> </text:span>..</text:p>
            <text:p text:style-name="P23"/>
            <text:p text:style-name="P23"/>
            <text:p text:style-name="P23"/>
            <text:p text:style-name="P23"/>
            <text:p text:style-name="P23"/>
          </table:table-cell>
          <table:table-cell table:style-name="Tabela15.C12" office:value-type="string">
            <text:p text:style-name="P24">W</text:p>
          </table:table-cell>
          <table:table-cell table:style-name="Tabela15.D12" office:value-type="string">
            <text:p text:style-name="P24"/>
          </table:table-cell>
          <table:table-cell table:style-name="Tabela15.E12" office:value-type="string">
            <text:p text:style-name="P24">.Gra<text:span text:style-name="T5"> </text:span>powinna<text:span text:style-name="T5"> </text:span>być<text:span text:style-name="T5"> </text:span>zaplanowana<text:span text:style-name="T5"> </text:span>w<text:span text:style-name="T5"> </text:span>taki<text:span text:style-name="T5"> </text:span>sposób<text:span text:style-name="T5"> </text:span>,<text:span text:style-name="T5"> </text:span>aby<text:span text:style-name="T5"> </text:span>ominąć<text:span text:style-name="T5"> </text:span>to<text:span text:style-name="T5"> </text:span>zagrozenie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l" fo:country="PL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next-style-name="Standard" style:class="extra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font-style="italic" style:font-size-asian="18pt" style:font-style-asian="italic" style:font-name-complex="Arial"/>
    </style:style>
    <style:style style:name="Wcięcie_20_normalne" style:display-name="Wcięcie normalne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lan_20_dokumentu" style:display-name="Plan dokumentu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kst_20_podstawowy_20_2" style:display-name="Tekst podstawowy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align="justify" style:justify-single-word="false" fo:text-indent="0cm" style:auto-text-indent="false"/>
      <style:text-properties fo:color="#0000ff" fo:font-style="italic" style:font-style-asian="italic"/>
    </style:style>
    <style:style style:name="Tekst_20_dymka" style:display-name="Tekst dymka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default-outline-level="" style:class="chapter">
      <style:paragraph-properties fo:line-height="100%"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19z0" style:family="text">
      <style:text-properties style:font-name="Symbol" style:font-name-complex="Symbol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Footnote_20_Symbol" style:display-name="Footnote Symbol" style:family="text" style:parent-style-name="Domyślna_20_czcionka_20_akapitu">
      <style:text-properties style:text-position="super 58%" fo:font-size="10pt" style:font-size-asian="10pt"/>
    </style:style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omyślna_20_czcionka_20_akapitu">
      <style:text-properties fo:font-weight="bold" style:font-weight-asian="bold"/>
    </style:style>
    <style:style style:name="Visited_20_Internet_20_Link" style:display-name="Visited Internet Link" style:family="text" style:parent-style-name="Domyślna_20_czcionka_20_akapitu">
      <style:text-properties fo:color="#800080" style:text-underline-style="solid" style:text-underline-width="auto" style:text-underline-color="font-color"/>
    </style:style>
    <style:style style:name="Tekst_20_dymka_20_Znak" style:display-name="Tekst dymka Znak" style:family="text" style:parent-style-name="Domyślna_20_czcionka_20_akapitu">
      <style:text-properties style:font-name="Tahoma" fo:font-size="8pt" style:font-size-asian="8pt" style:font-name-complex="Tahoma" style:font-size-complex="8pt"/>
    </style:style>
    <style:style style:name="Nagłówek_20_2_20_Znak" style:display-name="Nagłówek 2 Znak" style:family="text" style:parent-style-name="Domyślna_20_czcionka_20_akapitu">
      <style:text-properties style:font-name="Arial" fo:font-weight="bold" style:font-weight-asian="bold" style:font-name-complex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86cm" fo:margin-left="-0.203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34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fo:language="pl" fo:country="PL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fo:language="pl" fo:country="PL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language="pl" fo:country="PL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fo:language="pl" fo:country="PL" style:font-size-asian="12pt"/>
    </style:style>
    <style:style style:name="MP5" style:family="paragraph" style:parent-style-name="Header">
      <style:text-properties fo:language="pl" fo:country="PL"/>
    </style:style>
    <style:style style:name="MP6" style:family="paragraph" style:parent-style-name="Footer">
      <style:text-properties fo:language="pl" fo:country="PL"/>
    </style:style>
    <style:style style:name="MP7" style:family="paragraph" style:parent-style-name="Standard">
      <style:paragraph-properties style:snap-to-layout-grid="false"/>
      <style:text-properties fo:language="pl" fo:country="PL"/>
    </style:style>
    <style:style style:name="MP8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language="pl" fo:country="PL"/>
    </style:style>
    <style:style style:name="MP9" style:family="paragraph" style:parent-style-name="Standard">
      <style:paragraph-properties style:snap-to-layout-grid="false"/>
    </style:style>
    <style:style style:name="MP10" style:family="paragraph" style:parent-style-name="Standard">
      <style:paragraph-properties fo:margin-left="0cm" fo:margin-right="0.635cm" fo:text-indent="0cm" style:auto-text-indent="false" style:snap-to-layout-grid="false"/>
      <style:text-properties fo:language="pl" fo:country="PL"/>
    </style:style>
    <style:style style:name="MP11" style:family="paragraph" style:parent-style-name="Standard">
      <style:paragraph-properties fo:text-align="center" style:justify-single-word="false" style:snap-to-layout-grid="false"/>
      <style:text-properties fo:language="pl" fo:country="PL"/>
    </style:style>
    <style:style style:name="MP12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font-name="Symbol"/>
    </style:style>
    <style:style style:name="MT2" style:family="text">
      <style:text-properties fo:language="pl" fo:country="PL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291cm" fo:margin-left="0cm" fo:margin-right="0cm" fo:margin-top="1.192cm" style:dynamic-spacing="true"/>
      </style:footer-style>
    </style:page-layout>
    <number:date-style style:name="N109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AGH Kraków</text:p>
        <text:p text:style-name="MP3">Karol Haiduk</text:p>
        <text:p text:style-name="MP3">Magdalena Szkółka</text:p>
        <text:p text:style-name="MP3">Sylwester Tomaszewski</text:p>
        <text:p text:style-name="MP4"/>
        <text:p text:style-name="MP5"/>
      </style:header>
    </style:master-page>
    <style:master-page style:name="First_20_Page" style:display-name="First Page" style:page-layout-name="Mpm2" style:next-style-name="Standard">
      <style:header>
        <text:p text:style-name="MP5"/>
      </style:header>
      <style:footer>
        <text:p text:style-name="MP6"/>
      </style:footer>
    </style:master-page>
    <style:master-page style:name="Pierwsza_20_konwersja_20_1" style:display-name="Pierwsza konwersja 1" style:page-layout-name="Mpm2" style:next-style-name="Konwertuj_20_1">
      <style:header>
        <text:p text:style-name="MP5"/>
      </style:header>
      <style:footer>
        <text:p text:style-name="MP6"/>
      </style:footer>
    </style:master-page>
    <style:master-page style:name="Konwertuj_20_1" style:display-name="Konwertuj 1" style:page-layout-name="Mpm3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7">Rogalik</text:p>
            </table:table-cell>
            <table:table-cell table:style-name="Tabela3.B1" office:value-type="string">
              <text:p text:style-name="MP8"><text:s text:c="2"/>Wersja: <text:s text:c="10"/>1.0</text:p>
            </table:table-cell>
          </table:table-row>
          <table:table-row table:style-name="Tabela3.1">
            <table:table-cell table:style-name="Tabela3.A1" office:value-type="string">
              <text:p text:style-name="MP7">Lista zagrożeń</text:p>
            </table:table-cell>
            <table:table-cell table:style-name="Tabela3.B1" office:value-type="string">
              <text:p text:style-name="MP9"><text:s text:c="2"/>Data: 27/10/2012</text:p>
            </table:table-cell>
          </table:table-row>
        </table:table>
        <text:p text:style-name="MP5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10">Poufne</text:p>
            </table:table-cell>
            <table:table-cell table:style-name="Tabela2.A1" office:value-type="string">
              <text:p text:style-name="MP11"><text:span text:style-name="MT1"></text:span><text:date style:data-style-name="N109" text:date-value="2012-11-01T22:56:21.86">2012</text:date></text:p>
            </table:table-cell>
            <table:table-cell table:style-name="Tabela2.A1" office:value-type="string">
              <text:p text:style-name="MP12"><text:span text:style-name="MT2">Strona </text:span><text:span text:style-name="Page_20_Number"><text:span text:style-name="MT2"><text:page-number text:select-page="current">5</text:page-number></text:span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kumentacja architektury systemu</dc:title>
    <dc:subject>&lt;Nazwa projektu&gt;</dc:subject>
    <meta:creation-date>2012-10-26T13:24:56.04</meta:creation-date>
    <dc:date>2012-11-01T22:56:21.74</dc:date>
    <meta:print-date>2009-12-29T21:50:00</meta:print-date>
    <meta:editing-cycles>29</meta:editing-cycles>
    <meta:editing-duration>P1DT1H42M23S</meta:editing-duration>
    <meta:generator>LibreOffice/3.4$Win32 LibreOffice_project/340m1$Build-302</meta:generator>
    <meta:document-statistic meta:table-count="4" meta:image-count="0" meta:object-count="0" meta:page-count="5" meta:paragraph-count="93" meta:word-count="333" meta:character-count="2217" meta:non-whitespace-character-count="1957"/>
    <meta:user-defined meta:name="Company Name">Objectives</meta:user-defined>
    <meta:user-defined meta:name="Informacja 2"/>
    <meta:user-defined meta:name="Informacja 3"/>
    <meta:user-defined meta:name="Informacja 4"/>
  </office:meta>
</office:document-meta>
</file>